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02903" officeooo:paragraph-rsid="0010290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215bc" officeooo:paragraph-rsid="00102903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02903" officeooo:paragraph-rsid="00102903" style:font-weight-asian="normal" style:font-weight-complex="normal"/>
    </style:style>
    <style:style style:name="P4" style:family="paragraph" style:parent-style-name="Header">
      <style:text-properties officeooo:rsid="001c9caa" officeooo:paragraph-rsid="00138813"/>
    </style:style>
    <style:style style:name="T1" style:family="text">
      <style:text-properties officeooo:rsid="001295fc"/>
    </style:style>
    <style:style style:name="T2" style:family="text">
      <style:text-properties style:text-underline-style="solid" style:text-underline-width="auto" style:text-underline-color="font-color" officeooo:rsid="001295fc"/>
    </style:style>
    <style:style style:name="T3" style:family="text">
      <style:text-properties officeooo:rsid="00135c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2:</text:p>
      <text:p text:style-name="P3"><text:tab/><text:span text:style-name="T1">Para este ejercicio realizamos las siguiente suposiciones: el valor de la variable ‘id’ es inicializada a 0, el tiempo aleatorio que esperan los hijos es un valor entre 0 y 1 segundos ( 0 , 0.1, 0.2 …) y la impresión </text:span><text:span text:style-name="T2">no</text:span><text:span text:style-name="T1"> se realiza desde el manejador de la señal para evitar el uso de variables globales, en vez de ello realizamos un ‘pause()’ seguido de la impresión.</text:span></text:p>
      <text:p text:style-name="P3"><text:tab/><text:span text:style-name="T1">El principal fallo en el planteamiento de este ejercicio es no hacer referencia a la sincronización de los procesos, tanto entre los hijos como entre los hijos y el padre. Si no se tiene en cuenta la concurrencia de procesos pueden ocurrir comportamientos inesperados de los procesos:</text:span></text:p>
      <text:p text:style-name="P3">*<text:span text:style-name="T3">ESCRIBIR SOBRE: acceso simultaneo a variables, ids repetidos en la informacion generada por dos procesos, falta de impresion de alguna de las informaciones generadas por alguno de los procesos, etc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9caa" officeooo:paragraph-rsid="001388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rupo : 2202</text:p>
        <text:p text:style-name="MP1">Asignatura : Sistemas operativos</text:p>
        <text:p text:style-name="MP1">Alumnos : Lucía Asencio y Rodrigo De Poo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38:51.503305545</meta:creation-date>
    <meta:editing-duration>PT9M43S</meta:editing-duration>
    <meta:editing-cycles>5</meta:editing-cycles>
    <meta:generator>LibreOffice/5.1.6.2$Linux_X86_64 LibreOffice_project/10m0$Build-2</meta:generator>
    <dc:date>2017-03-31T11:48:34.742623521</dc:date>
    <meta:document-statistic meta:table-count="0" meta:image-count="0" meta:object-count="0" meta:page-count="1" meta:paragraph-count="7" meta:word-count="162" meta:character-count="949" meta:non-whitespace-character-count="792"/>
  </office:meta>
</office:document-meta>
</file>